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448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78in"/>
    </style:style>
    <style:style style:name="co4" style:family="table-column">
      <style:table-column-properties fo:break-before="auto" style:column-width="0.4701in"/>
    </style:style>
    <style:style style:name="co5" style:family="table-column">
      <style:table-column-properties fo:break-before="auto" style:column-width="2.102in"/>
    </style:style>
    <style:style style:name="co6" style:family="table-column">
      <style:table-column-properties fo:break-before="auto" style:column-width="1.8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589in" fo:break-before="auto" style:use-optimal-row-height="true"/>
    </style:style>
    <style:style style:name="ro3" style:family="table-row">
      <style:table-row-properties style:row-height="1.1161in" fo:break-before="auto" style:use-optimal-row-height="true"/>
    </style:style>
    <style:style style:name="ro4" style:family="table-row">
      <style:table-row-properties style:row-height="0.9575in" fo:break-before="auto" style:use-optimal-row-height="true"/>
    </style:style>
    <style:style style:name="ro5" style:family="table-row">
      <style:table-row-properties style:row-height="1.1193in" fo:break-before="auto" style:use-optimal-row-height="true"/>
    </style:style>
    <style:style style:name="ro6" style:family="table-row">
      <style:table-row-properties style:row-height="0.9634in" fo:break-before="auto" style:use-optimal-row-height="true"/>
    </style:style>
    <style:style style:name="ro7" style:family="table-row">
      <style:table-row-properties style:row-height="2.9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de" number:country="DE">
      <number:number number:min-integer-digits="1"/>
    </number:number-style>
    <style:style style:name="ce4" style:family="table-cell" style:parent-style-name="Default" style:data-style-name="N10000">
      <style:table-cell-properties style:vertical-align="automatic"/>
    </style:style>
    <style:style style:name="ce5" style:family="table-cell" style:parent-style-name="Default" style:data-style-name="N1000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2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16372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Verhältnis von Alpha zu Beta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ffektgröße in der Population</text:p>
          </table:table-cell>
          <table:table-cell office:value-type="string" calcext:value-type="string">
            <text:p>Stichprobengröße</text:p>
          </table:table-cell>
          <table:table-cell office:value-type="string" calcext:value-type="string">
            <text:p>Alternativhypothese (gerichtet, ungerichtet)</text:p>
          </table:table-cell>
          <table:table-cell office:value-type="string" calcext:value-type="string">
            <text:p>Anzahl Gruppen</text:p>
          </table:table-cell>
          <table:table-cell office:value-type="string" calcext:value-type="string">
            <text:p>feedback2</text:p>
          </table:table-cell>
          <table:table-cell office:value-type="string" calcext:value-type="string">
            <text:p>feedback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aprioriANOVA</text:p>
          </table:table-cell>
          <table:table-cell office:value-type="string" calcext:value-type="string">
            <text:p>a-priori</text:p>
          </table:table-cell>
          <table:table-cell office:value-type="string" calcext:value-type="string">
            <text:p>ANOVA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Die Alternativhypothese ist immer gleich bei der ANOVA, es gibt keine Richtung, daher muss diese nicht festgelegt werden. Die Anzahl der Gruppen beeinflusst die Power und muss festgelegt werden.</text:p>
          </table:table-cell>
          <table:table-cell table:style-name="ce5" office:value-type="string" calcext:value-type="string">
            <text:p>Bei einer a-priori-Power-Analyse geht es um die Bestimmung der Stichprobengröße. Diese kann daher nicht festgelegt werden. Die anderen üblichen Parameter wie Alpha, Power und Effektgröße müssen festgelegt werden.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aprioriCor</text:p>
          </table:table-cell>
          <table:table-cell office:value-type="string" calcext:value-type="string">
            <text:p>a-priori</text:p>
          </table:table-cell>
          <table:table-cell office:value-type="string" calcext:value-type="string">
            <text:p>Signifikanztest für Korrelation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5" office:value-type="string" calcext:value-type="string">
            <text:p>Bei einer Korrelation werden zwei Vektoren korreliert, daher gibt es in diesem Sinne keine Gruppen. Die Alternativhypothese kann gerichtet oder ungerichtet sein und muss festgelegt werden.</text:p>
          </table:table-cell>
          <table:table-cell table:formula="of:=[.L2]" office:value-type="string" office:string-value="Bei einer a-priori-Power-Analyse geht es um die Bestimmung der Stichprobengröße. Diese kann daher nicht festgelegt werden. Die anderen üblichen Parameter wie Alpha, Power und Effektgröße müssen festgelegt werden." calcext:value-type="string">
            <text:p>Bei einer a-priori-Power-Analyse geht es um die Bestimmung der Stichprobengröße. Diese kann daher nicht festgelegt werden. Die anderen üblichen Parameter wie Alpha, Power und Effektgröße müssen festgelegt werden.</text:p>
          </table:table-cell>
          <table:table-cell table:number-columns-repeated="16372"/>
        </table:table-row>
        <table:table-row table:style-name="ro4">
          <table:table-cell office:value-type="string" calcext:value-type="string">
            <text:p>aprioriT</text:p>
          </table:table-cell>
          <table:table-cell office:value-type="string" calcext:value-type="string">
            <text:p>a-priori</text:p>
          </table:table-cell>
          <table:table-cell office:value-type="string" calcext:value-type="string">
            <text:p>t-Test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5" office:value-type="string" calcext:value-type="string">
            <text:p>Bei einem t-Test gibt es stets nur zwei Gruppen, daher ergibt es keinen Sinn diese festzulegen. Die Alternativhypothese kann gerichtet sein und muss festgelegt werden.</text:p>
          </table:table-cell>
          <table:table-cell table:formula="of:=[.L2]" office:value-type="string" office:string-value="Bei einer a-priori-Power-Analyse geht es um die Bestimmung der Stichprobengröße. Diese kann daher nicht festgelegt werden. Die anderen üblichen Parameter wie Alpha, Power und Effektgröße müssen festgelegt werden." calcext:value-type="string">
            <text:p>Bei einer a-priori-Power-Analyse geht es um die Bestimmung der Stichprobengröße. Diese kann daher nicht festgelegt werden. Die anderen üblichen Parameter wie Alpha, Power und Effektgröße müssen festgelegt werden.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posthocANOVA</text:p>
          </table:table-cell>
          <table:table-cell office:value-type="string" calcext:value-type="string">
            <text:p>post-hoc</text:p>
          </table:table-cell>
          <table:table-cell office:value-type="string" calcext:value-type="string">
            <text:p>ANOVA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5" table:formula="of:=[.K2]" office:value-type="string" office:string-value="Die Alternativhypothese ist immer gleich bei der ANOVA, es gibt keine Richtung, daher muss diese nicht festgelegt werden. Die Anzahl der Gruppen beeinflusst die Power und muss festgelegt werden." calcext:value-type="string">
            <text:p>Die Alternativhypothese ist immer gleich bei der ANOVA, es gibt keine Richtung, daher muss diese nicht festgelegt werden. Die Anzahl der Gruppen beeinflusst die Power und muss festgelegt werden.</text:p>
          </table:table-cell>
          <table:table-cell office:value-type="string" calcext:value-type="string">
            <text:p>Bei einer post-hoc-Power-Analyse geht es um die Bestimmung der Power. Diese kann daher nicht festgelegt werden. Die anderen üblichen Parameter wie Alpha, Stichprobengröße und Effektgröße müssen festgelegt werden.</text:p>
          </table:table-cell>
          <table:table-cell table:number-columns-repeated="16372"/>
        </table:table-row>
        <table:table-row table:style-name="ro5">
          <table:table-cell office:value-type="string" calcext:value-type="string">
            <text:p>posthocCor</text:p>
          </table:table-cell>
          <table:table-cell office:value-type="string" calcext:value-type="string">
            <text:p>post-hoc</text:p>
          </table:table-cell>
          <table:table-cell office:value-type="string" calcext:value-type="string">
            <text:p>Signifikanztest für Korrelation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5" table:formula="of:=[.K3]" office:value-type="string" office:string-value="Bei einer Korrelation werden zwei Vektoren korreliert, daher gibt es in diesem Sinne keine Gruppen. Die Alternativhypothese kann gerichtet oder ungerichtet sein und muss festgelegt werden." calcext:value-type="string">
            <text:p>Bei einer Korrelation werden zwei Vektoren korreliert, daher gibt es in diesem Sinne keine Gruppen. Die Alternativhypothese kann gerichtet oder ungerichtet sein und muss festgelegt werden.</text:p>
          </table:table-cell>
          <table:table-cell table:formula="of:=[.L5]" office:value-type="string" office:string-value="Bei einer post-hoc-Power-Analyse geht es um die Bestimmung der Power. Diese kann daher nicht festgelegt werden. Die anderen üblichen Parameter wie Alpha, Stichprobengröße und Effektgröße müssen festgelegt werden." calcext:value-type="string">
            <text:p>Bei einer post-hoc-Power-Analyse geht es um die Bestimmung der Power. Diese kann daher nicht festgelegt werden. Die anderen üblichen Parameter wie Alpha, Stichprobengröße und Effektgröße müssen festgelegt werden.</text:p>
          </table:table-cell>
          <table:table-cell table:number-columns-repeated="16372"/>
        </table:table-row>
        <table:table-row table:style-name="ro6">
          <table:table-cell office:value-type="string" calcext:value-type="string">
            <text:p>posthocT</text:p>
          </table:table-cell>
          <table:table-cell office:value-type="string" calcext:value-type="string">
            <text:p>post-hoc</text:p>
          </table:table-cell>
          <table:table-cell office:value-type="string" calcext:value-type="string">
            <text:p>t-Test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5" table:formula="of:=[.K4]" office:value-type="string" office:string-value="Bei einem t-Test gibt es stets nur zwei Gruppen, daher ergibt es keinen Sinn diese festzulegen. Die Alternativhypothese kann gerichtet sein und muss festgelegt werden." calcext:value-type="string">
            <text:p>Bei einem t-Test gibt es stets nur zwei Gruppen, daher ergibt es keinen Sinn diese festzulegen. Die Alternativhypothese kann gerichtet sein und muss festgelegt werden.</text:p>
          </table:table-cell>
          <table:table-cell table:formula="of:=[.L5]" office:value-type="string" office:string-value="Bei einer post-hoc-Power-Analyse geht es um die Bestimmung der Power. Diese kann daher nicht festgelegt werden. Die anderen üblichen Parameter wie Alpha, Stichprobengröße und Effektgröße müssen festgelegt werden." calcext:value-type="string">
            <text:p>Bei einer post-hoc-Power-Analyse geht es um die Bestimmung der Power. Diese kann daher nicht festgelegt werden. Die anderen üblichen Parameter wie Alpha, Stichprobengröße und Effektgröße müssen festgelegt werden.</text:p>
          </table:table-cell>
          <table:table-cell table:number-columns-repeated="16372"/>
        </table:table-row>
        <table:table-row table:style-name="ro7">
          <table:table-cell office:value-type="string" calcext:value-type="string">
            <text:p>comproANOVA</text:p>
          </table:table-cell>
          <table:table-cell office:value-type="string" calcext:value-type="string">
            <text:p>Kompromiss</text:p>
          </table:table-cell>
          <table:table-cell office:value-type="string" calcext:value-type="string">
            <text:p>ANOV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style-name="ce5" table:formula="of:=[.K2]" office:value-type="string" office:string-value="Die Alternativhypothese ist immer gleich bei der ANOVA, es gibt keine Richtung, daher muss diese nicht festgelegt werden. Die Anzahl der Gruppen beeinflusst die Power und muss festgelegt werden." calcext:value-type="string">
            <text:p>Die Alternativhypothese ist immer gleich bei der ANOVA, es gibt keine Richtung, daher muss diese nicht festgelegt werden. Die Anzahl der Gruppen beeinflusst die Power und muss festgelegt werden.</text:p>
          </table:table-cell>
          <table:table-cell table:style-name="ce5" office:value-type="string" calcext:value-type="string">
            <text:p>Bei einer Kompromiss-Power-Analyse wird das Verhältnis zwischen Alpha und Beta festgelegt. Nach dieser Festlegung sind Alpha und die Power (1-Beta) fixiert und können daher nicht nochmals festgelegt werden. Im Normalfall ist die Stichprobengröße bei einer Kompromiss-Analyse durch äußere Faktoren bestimmt und daher natürlich kein Output der Power-Analyse, sondern ein Input (muss festgelegt werden). Die Effektgröße muss auch festgelegt werden.</text:p>
          </table:table-cell>
          <table:table-cell table:number-columns-repeated="16372"/>
        </table:table-row>
        <table:table-row table:style-name="ro5">
          <table:table-cell office:value-type="string" calcext:value-type="string">
            <text:p>comproCor</text:p>
          </table:table-cell>
          <table:table-cell office:value-type="string" calcext:value-type="string">
            <text:p>Kompromiss</text:p>
          </table:table-cell>
          <table:table-cell office:value-type="string" calcext:value-type="string">
            <text:p>Signifikanztest für Korrela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5" table:formula="of:=[.K3]" office:value-type="string" office:string-value="Bei einer Korrelation werden zwei Vektoren korreliert, daher gibt es in diesem Sinne keine Gruppen. Die Alternativhypothese kann gerichtet oder ungerichtet sein und muss festgelegt werden." calcext:value-type="string">
            <text:p>Bei einer Korrelation werden zwei Vektoren korreliert, daher gibt es in diesem Sinne keine Gruppen. Die Alternativhypothese kann gerichtet oder ungerichtet sein und muss festgelegt werden.</text:p>
          </table:table-cell>
          <table:table-cell table:formula="of:=[.L8]" office:value-type="string" office:string-value="Bei einer Kompromiss-Power-Analyse wird das Verhältnis zwischen Alpha und Beta festgelegt. Nach dieser Festlegung sind Alpha und die Power (1-Beta) fixiert und können daher nicht nochmals festgelegt werden. Im Normalfall ist die Stichprobengröße bei einer Kompromiss-Analyse durch äußere Faktoren bestimmt und daher natürlich kein Output der Power-Analyse, sondern ein Input (muss festgelegt werden). Die Effektgröße muss auch festgelegt werden." calcext:value-type="string">
            <text:p>Bei einer Kompromiss-Power-Analyse wird das Verhältnis zwischen Alpha und Beta festgelegt. Nach dieser Festlegung sind Alpha und die Power (1-Beta) fixiert und können daher nicht nochmals festgelegt werden. Im Normalfall ist die Stichprobengröße bei einer Kompromiss-Analyse durch äußere Faktoren bestimmt und daher natürlich kein Output der Power-Analyse, sondern ein Input (muss festgelegt werden). Die Effektgröße muss auch festgelegt werden.</text:p>
          </table:table-cell>
          <table:table-cell table:number-columns-repeated="16372"/>
        </table:table-row>
        <table:table-row table:style-name="ro6">
          <table:table-cell office:value-type="string" calcext:value-type="string">
            <text:p>comproT</text:p>
          </table:table-cell>
          <table:table-cell office:value-type="string" calcext:value-type="string">
            <text:p>Kompromiss</text:p>
          </table:table-cell>
          <table:table-cell office:value-type="string" calcext:value-type="string">
            <text:p>t-T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5" table:formula="of:=[.K4]" office:value-type="string" office:string-value="Bei einem t-Test gibt es stets nur zwei Gruppen, daher ergibt es keinen Sinn diese festzulegen. Die Alternativhypothese kann gerichtet sein und muss festgelegt werden." calcext:value-type="string">
            <text:p>Bei einem t-Test gibt es stets nur zwei Gruppen, daher ergibt es keinen Sinn diese festzulegen. Die Alternativhypothese kann gerichtet sein und muss festgelegt werden.</text:p>
          </table:table-cell>
          <table:table-cell table:formula="of:=[.L8]" office:value-type="string" office:string-value="Bei einer Kompromiss-Power-Analyse wird das Verhältnis zwischen Alpha und Beta festgelegt. Nach dieser Festlegung sind Alpha und die Power (1-Beta) fixiert und können daher nicht nochmals festgelegt werden. Im Normalfall ist die Stichprobengröße bei einer Kompromiss-Analyse durch äußere Faktoren bestimmt und daher natürlich kein Output der Power-Analyse, sondern ein Input (muss festgelegt werden). Die Effektgröße muss auch festgelegt werden." calcext:value-type="string">
            <text:p>Bei einer Kompromiss-Power-Analyse wird das Verhältnis zwischen Alpha und Beta festgelegt. Nach dieser Festlegung sind Alpha und die Power (1-Beta) fixiert und können daher nicht nochmals festgelegt werden. Im Normalfall ist die Stichprobengröße bei einer Kompromiss-Analyse durch äußere Faktoren bestimmt und daher natürlich kein Output der Power-Analyse, sondern ein Input (muss festgelegt werden). Die Effektgröße muss auch festgelegt werden.</text:p>
          </table:table-cell>
          <table:table-cell table:number-columns-repeated="1637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 Condensed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 style:data-style-name="N2" text:time-value="09:40:30.7415975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10:55:31.712241157</meta:creation-date>
    <dc:date>2024-04-24T09:41:14.484229945</dc:date>
    <meta:editing-duration>PT3H34M4S</meta:editing-duration>
    <meta:editing-cycles>20</meta:editing-cycles>
    <meta:generator>LibreOffice/24.2.2.2$Linux_X86_64 LibreOffice_project/420$Build-2</meta:generator>
    <meta:document-statistic meta:table-count="1" meta:cell-count="120" meta:object-count="0"/>
  </office:meta>
</office:document-meta>
</file>